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?php</text:p>
      <text:p text:style-name="Standard">/**</text:p>
      <text:p text:style-name="Standard"><text:s/>* Script de prueba: Gestión de Flota de Movilidad y Reparto</text:p>
      <text:p text:style-name="Standard"><text:s/>* Genera 100 vehículos aleatorios y muestra su actividad.</text:p>
      <text:p text:style-name="Standard"><text:s/>*/</text:p>
      <text:p text:style-name="Standard"/>
      <text:p text:style-name="Standard">// 1. Listado de clases finales instanciables</text:p>
      <text:p text:style-name="Standard">$tiposVehiculos = [</text:p>
      <text:p text:style-name="Standard"><text:s text:c="4"/>'CocheEmpresa',</text:p>
      <text:p text:style-name="Standard"><text:s text:c="4"/>'FurgonetaReparto',</text:p>
      <text:p text:style-name="Standard"><text:s text:c="4"/>'MotoReparto',</text:p>
      <text:p text:style-name="Standard"><text:s text:c="4"/>'TaxiColaborador',</text:p>
      <text:p text:style-name="Standard"><text:s text:c="4"/>'VehiculoVTC'</text:p>
      <text:p text:style-name="Standard">];</text:p>
      <text:p text:style-name="Standard"/>
      <text:p text:style-name="Standard">$flotaEmpresa = [];</text:p>
      <text:p text:style-name="Standard"/>
      <text:p text:style-name="Standard">// 2. Creación de 100 objetos al azar</text:p>
      <text:p text:style-name="Standard">for ($i = 0; $i &lt; 100; $i++) {</text:p>
      <text:p text:style-name="Standard"><text:s text:c="4"/>// Seleccionamos un tipo de vehículo aleatoriamente</text:p>
      <text:p text:style-name="Standard"><text:s text:c="4"/>$claseElegida = $tiposVehiculos[array_rand($tiposVehiculos)];</text:p>
      <text:p text:style-name="Standard"><text:s text:c="4"/></text:p>
      <text:p text:style-name="Standard"><text:s text:c="4"/>// Invocamos el método estático de generación aleatoria</text:p>
      <text:p text:style-name="Standard"><text:s text:c="4"/>$flotaEmpresa[] = $claseElegida::generarAlAzar();</text:p>
      <text:p text:style-name="Standard">}</text:p>
      <text:p text:style-name="Standard"/>
      <text:p text:style-name="Standard">echo "&lt;h1&gt;Panel de Control de Flota - 100 Vehículos&lt;/h1&gt;";</text:p>
      <text:p text:style-name="Standard"/>
      <text:p text:style-name="Standard">// 3. Indicamos cuántos objetos se crearon de cada clase</text:p>
      <text:p text:style-name="Standard">echo "&lt;h2&gt;Resumen de Unidades Disponibles:&lt;/h2&gt;";</text:p>
      <text:p text:style-name="Standard">echo "&lt;div style='display: flex; gap: 20px; flex-wrap: wrap;'&gt;";</text:p>
      <text:p text:style-name="Standard"/>
      <text:p text:style-name="Standard">foreach ($tiposVehiculos as $tipo) {</text:p>
      <text:p text:style-name="Standard"><text:s text:c="4"/>echo "&lt;div style='border: 1px solid #ccc; padding: 10px; border-radius: 8px; background: #f9f9f9;'&gt;";</text:p>
      <text:p text:style-name="Standard"><text:s text:c="4"/>echo "&lt;strong&gt;$tipo:&lt;/strong&gt; " . $tipo::numeroObjetosCreado() . " unidades";</text:p>
      <text:p text:style-name="Standard"><text:s text:c="4"/>echo "&lt;/div&gt;";</text:p>
      <text:p text:style-name="Standard">}</text:p>
      <text:p text:style-name="Standard"/>
      <text:p text:style-name="Standard">// Mostramos también los totales de las clases intermedias y padre para demostrar la herencia</text:p>
      <text:p text:style-name="Standard">echo "&lt;div style='border: 1px solid #007bff; padding: 10px; border-radius: 8px; background: #e7f1ff;'&gt;";</text:p>
      <text:p text:style-name="Standard">echo "&lt;strong&gt;TOTAL VEHÍCULOS (Global):&lt;/strong&gt; " . Vehiculo::numeroObjetosCreado();</text:p>
      <text:p text:style-name="Standard">echo "&lt;/div&gt;";</text:p>
      <text:p text:style-name="Standard">echo "&lt;/div&gt;";</text:p>
      <text:p text:style-name="Standard"/>
      <text:p text:style-name="Standard">echo "&lt;hr&gt;";</text:p>
      <text:p text:style-name="Standard"/>
      <text:p text:style-name="Standard">// 4. Invocamos para cada objeto el método informar()</text:p>
      <text:p text:style-name="Standard">echo "&lt;h2&gt;Actividad de la Flota en Tiempo Real:&lt;/h2&gt;";</text:p>
      <text:p text:style-name="Standard">echo "&lt;table border='1' cellpadding='8' style='border-collapse: collapse; width: 100%; font-family: sans-serif;'&gt;";</text:p>
      <text:p text:style-name="Standard"><text:soft-page-break/>echo "&lt;tr style='background-color: #333; color: white;'&gt;</text:p>
      <text:p text:style-name="Standard"><text:s text:c="8"/>&lt;th&gt;#&lt;/th&gt;</text:p>
      <text:p text:style-name="Standard"><text:s text:c="8"/>&lt;th&gt;Categoría&lt;/th&gt;</text:p>
      <text:p text:style-name="Standard"><text:s text:c="8"/>&lt;th&gt;Información Detallada (toString)&lt;/th&gt;</text:p>
      <text:p text:style-name="Standard"><text:s text:c="8"/>&lt;th&gt;Estado / Actividad (informar)&lt;/th&gt;</text:p>
      <text:p text:style-name="Standard"><text:s text:c="6"/>&lt;/tr&gt;";</text:p>
      <text:p text:style-name="Standard"/>
      <text:p text:style-name="Standard">foreach ($flotaEmpresa as $index =&gt; $vehiculo) {</text:p>
      <text:p text:style-name="Standard"><text:s text:c="4"/>// Colores alternos para las filas</text:p>
      <text:p text:style-name="Standard"><text:s text:c="4"/>$bgColor = ($index % 2 == 0) ? "#ffffff" : "#f2f2f2";</text:p>
      <text:p text:style-name="Standard"><text:s text:c="4"/></text:p>
      <text:p text:style-name="Standard"><text:s text:c="4"/>echo "&lt;tr style='background-color: $bgColor;'&gt;";</text:p>
      <text:p text:style-name="Standard"><text:s text:c="4"/>echo "&lt;td&gt;" . ($index + 1) . "&lt;/td&gt;";</text:p>
      <text:p text:style-name="Standard"><text:s text:c="4"/>echo "&lt;td&gt;&lt;strong&gt;" . get_class($vehiculo) . "&lt;/strong&gt;&lt;/td&gt;";</text:p>
      <text:p text:style-name="Standard"><text:s text:c="4"/>echo "&lt;td&gt;" . $vehiculo . "&lt;/td&gt;"; // Llama automáticamente a __toString()</text:p>
      <text:p text:style-name="Standard"><text:s text:c="4"/>echo "&lt;td&gt;" . $vehiculo-&gt;informar() . "&lt;/td&gt;"; // Aplicación de Polimorfismo</text:p>
      <text:p text:style-name="Standard"><text:s text:c="4"/>echo "&lt;/tr&gt;";</text:p>
      <text:p text:style-name="Standard">}</text:p>
      <text:p text:style-name="Standard"/>
      <text:p text:style-name="Standard">echo "&lt;/table&gt;";</text:p>
      <text:p text:style-name="Standard">?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0T11:53:39.761000000</meta:creation-date>
    <dc:date>2026-02-20T11:53:55.918000000</dc:date>
    <meta:editing-duration>PT17S</meta:editing-duration>
    <meta:editing-cycles>1</meta:editing-cycles>
    <meta:document-statistic meta:table-count="0" meta:image-count="0" meta:object-count="0" meta:page-count="2" meta:paragraph-count="59" meta:word-count="293" meta:character-count="2337" meta:non-whitespace-character-count="1972"/>
    <meta:generator>LibreOffice/6.1.5.2$Windows_X86_64 LibreOffice_project/90f8dcf33c87b3705e78202e3df5142b201bd805</meta:generator>
  </office:meta>
</office:document-meta>
</file>